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>
      <style:paragraph-properties fo:widows="2" fo:orphans="2" style:vertical-align="auto" fo:margin-bottom="0.1041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4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5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6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7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8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9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10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11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12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13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14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15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16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17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18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19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20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21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22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23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24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25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26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27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28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29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30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31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32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33" style:parent-style-name="Normal" style:family="paragraph">
      <style:paragraph-properties fo:widows="2" fo:orphans="2" style:vertical-align="auto" fo:margin-bottom="0.1041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34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35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36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37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38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39" style:parent-style-name="Normal" style:family="paragraph">
      <style:paragraph-properties fo:widows="2" fo:orphans="2" style:vertical-align="auto" fo:margin-bottom="0.1041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  <style:style style:name="P40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Georgia" style:font-name-asian="Times New Roman" style:font-name-complex="Times New Roman" fo:color="#333333" style:letter-kerning="false" fo:font-size="13pt" style:font-size-asian="13pt" style:font-size-complex="13pt" fo:language="en" fo:country="GB" style:language-asian="ko" style:country-asian="KR" style:language-complex="ar" style:country-complex="SA" fo:hyphenate="true"/>
    </style:style>
  </office:automatic-styles>
  <office:body>
    <office:text text:use-soft-page-breaks="true">
      <text:h text:style-name="P1" text:outline-level="1">Hello World!</text:h>
      <text:p text:style-name="Standard"/>
      <text:p text:style-name="Standard"/>
      <text:p text:style-name="P3">Paragraph styles:</text:p>
      <text:list text:style-name="LFO11" text:continue-numbering="true">
        <text:list-item>
          <text:p text:style-name="P4">Normal</text:p>
        </text:list-item>
        <text:list-item>
          <text:p text:style-name="P5">Body Text</text:p>
        </text:list-item>
        <text:list-item>
          <text:p text:style-name="P6">First Paragraph</text:p>
        </text:list-item>
        <text:list-item>
          <text:p text:style-name="P7">Compact</text:p>
        </text:list-item>
        <text:list-item>
          <text:p text:style-name="P8">Title</text:p>
        </text:list-item>
        <text:list-item>
          <text:p text:style-name="P9">Subtitle</text:p>
        </text:list-item>
        <text:list-item>
          <text:p text:style-name="P10">Author</text:p>
        </text:list-item>
        <text:list-item>
          <text:p text:style-name="P11">Date</text:p>
        </text:list-item>
        <text:list-item>
          <text:p text:style-name="P12">Abstract</text:p>
        </text:list-item>
        <text:list-item>
          <text:p text:style-name="P13">Bibliography</text:p>
        </text:list-item>
        <text:list-item>
          <text:p text:style-name="P14">Heading 1</text:p>
        </text:list-item>
        <text:list-item>
          <text:p text:style-name="P15">Heading 2</text:p>
        </text:list-item>
        <text:list-item>
          <text:p text:style-name="P16">Heading 3</text:p>
        </text:list-item>
        <text:list-item>
          <text:p text:style-name="P17">Heading 4</text:p>
        </text:list-item>
        <text:list-item>
          <text:p text:style-name="P18">Heading 5</text:p>
        </text:list-item>
        <text:list-item>
          <text:p text:style-name="P19">Heading 6</text:p>
        </text:list-item>
        <text:list-item>
          <text:p text:style-name="P20">Heading 7</text:p>
        </text:list-item>
        <text:list-item>
          <text:p text:style-name="P21">Heading 8</text:p>
        </text:list-item>
        <text:list-item>
          <text:p text:style-name="P22">Heading 9</text:p>
        </text:list-item>
        <text:list-item>
          <text:p text:style-name="P23">Block Text</text:p>
        </text:list-item>
        <text:list-item>
          <text:p text:style-name="P24">Footnote Text</text:p>
        </text:list-item>
        <text:list-item>
          <text:p text:style-name="P25">Definition Term</text:p>
        </text:list-item>
        <text:list-item>
          <text:p text:style-name="P26">Definition</text:p>
        </text:list-item>
        <text:list-item>
          <text:p text:style-name="P27">Caption</text:p>
        </text:list-item>
        <text:list-item>
          <text:p text:style-name="P28">Table Caption</text:p>
        </text:list-item>
        <text:list-item>
          <text:p text:style-name="P29">Image Caption</text:p>
        </text:list-item>
        <text:list-item>
          <text:p text:style-name="P30">Figure</text:p>
        </text:list-item>
        <text:list-item>
          <text:p text:style-name="P31">Captioned Figure</text:p>
        </text:list-item>
        <text:list-item>
          <text:p text:style-name="P32">TOC Heading</text:p>
        </text:list-item>
      </text:list>
      <text:p text:style-name="P33">Character styles:</text:p>
      <text:list text:style-name="LFO12" text:continue-numbering="true">
        <text:list-item>
          <text:p text:style-name="P34">Default Paragraph Font</text:p>
        </text:list-item>
        <text:list-item>
          <text:p text:style-name="P35">Body Text Char</text:p>
        </text:list-item>
        <text:list-item>
          <text:p text:style-name="P36">Verbatim Char</text:p>
        </text:list-item>
        <text:list-item>
          <text:p text:style-name="P37">Footnote Reference</text:p>
        </text:list-item>
        <text:list-item>
          <text:p text:style-name="P38">Hyperlink</text:p>
        </text:list-item>
      </text:list>
      <text:p text:style-name="P39">Table style:</text:p>
      <text:list text:style-name="LFO13" text:continue-numbering="true">
        <text:list-item>
          <text:p text:style-name="P40">Table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597in" fo:margin-bottom="0.0597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Table" style:display-name="Table" style:family="paragraph" style:parent-style-name="Caption">
      <style:text-properties fo:hyphenate="false"/>
    </style:style>
    <style:style style:name="FigureCaption" style:display-name="FigureCaption" style:family="paragraph" style:parent-style-name="Caption">
      <style:text-properties fo:hyphenate="false"/>
    </style:style>
    <style:style style:name="Figure" style:display-name="Figure" style:family="paragraph" style:parent-style-name="Standard">
      <style:paragraph-properties text:number-lines="false"/>
      <style:text-properties fo:hyphenate="false"/>
    </style:style>
    <style:style style:name="FigureWithCaption" style:display-name="FigureWithCaption" style:family="paragraph" style:parent-style-name="Figure">
      <style:paragraph-properties fo:keep-with-next="always"/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top="0.1in" fo:margin-bottom="0.1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Source_Text" style:display-name="Source_Tex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DefinitionTerm" style:display-name="Definition Term" style:family="paragraph" style:parent-style-name="Standard" style:next-style-name="DefinitionDefinition">
      <style:paragraph-properties fo:margin-top="0.0597in" fo:margin-bottom="0.0597in"/>
      <style:text-properties fo:hyphenate="false"/>
    </style:style>
    <style:style style:name="DefinitionDefinition" style:display-name="Definition Definition" style:family="paragraph" style:parent-style-name="Standard" style:next-style-name="Textbody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margin-left="0.0298in" fo:margin-right="0.0298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DefinitionTermTight" style:display-name="Definition Term Tight" style:family="paragraph" style:parent-style-name="Standard" style:next-style-name="DefinitionDefinitionTight">
      <style:paragraph-properties fo:margin-top="0.0798in" fo:margin-bottom="0.0798in"/>
      <style:text-properties fo:hyphenate="false"/>
    </style:style>
    <style:style style:name="DefinitionDefinitionTight" style:display-name="Definition Definition Tight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ate" style:display-name="Date" style:family="paragraph" style:parent-style-name="Standard" style:next-style-name="Textbody">
      <style:text-properties fo:font-style="italic" style:font-style-asian="italic" fo:hyphenate="false"/>
    </style:style>
    <style:style style:name="Author" style:display-name="Author" style:family="paragraph" style:parent-style-name="Standard" style:next-style-name="Date">
      <style:text-properties fo:font-style="italic" style:font-style-asian="italic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irstparagraph" style:display-name="First paragraph" style:family="paragraph" style:parent-style-name="Standard" style:next-style-name="Textbody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trikeout" style:display-name="Strikeou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Superscript" style:display-name="Superscript" style:family="text">
      <style:text-properties style:text-position="super 66.6%"/>
    </style:style>
    <style:style style:name="Subscript" style:display-name="Subscript" style:family="text">
      <style:text-properties style:text-position="sub 66.6%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Teletype" style:display-name="Teletype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Definition" style:display-name="Definition" style:family="text"/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44in" text:min-label-width="1.1812in" text:list-level-position-and-space-mode="label-alignment">
          <style:list-level-label-alignment text:label-followed-by="listtab" fo:margin-left="4.7256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5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tarSymbol"/>
      </text:list-level-style-bullet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7LVL1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tar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Star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Star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Star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Star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Star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Star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Star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StarSymbol"/>
      </text:list-level-style-bullet>
    </text:list-style>
    <style:style style:name="WW_CharLFO8LVL1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8LVL3" style:family="text">
      <style:text-properties style:font-name="StarSymbol"/>
    </style:style>
    <style:style style:name="WW_CharLFO8LVL4" style:family="text">
      <style:text-properties style:font-name="StarSymbol"/>
    </style:style>
    <style:style style:name="WW_CharLFO8LVL5" style:family="text">
      <style:text-properties style:font-name="StarSymbol"/>
    </style:style>
    <style:style style:name="WW_CharLFO8LVL6" style:family="text">
      <style:text-properties style:font-name="StarSymbol"/>
    </style:style>
    <style:style style:name="WW_CharLFO8LVL7" style:family="text">
      <style:text-properties style:font-name="StarSymbol"/>
    </style:style>
    <style:style style:name="WW_CharLFO8LVL8" style:family="text">
      <style:text-properties style:font-name="StarSymbol"/>
    </style:style>
    <style:style style:name="WW_CharLFO8LVL9" style:family="text">
      <style:text-properties style:font-name="Star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</text:list-style>
    <style:style style:name="WW_CharLFO9LVL1" style:family="text">
      <style:text-properties style:font-name="StarSymbol"/>
    </style:style>
    <style:style style:name="WW_CharLFO9LVL2" style:family="text">
      <style:text-properties style:font-name="StarSymbol"/>
    </style:style>
    <style:style style:name="WW_CharLFO9LVL3" style:family="text">
      <style:text-properties style:font-name="StarSymbol"/>
    </style:style>
    <style:style style:name="WW_CharLFO9LVL4" style:family="text">
      <style:text-properties style:font-name="StarSymbol"/>
    </style:style>
    <style:style style:name="WW_CharLFO9LVL5" style:family="text">
      <style:text-properties style:font-name="StarSymbol"/>
    </style:style>
    <style:style style:name="WW_CharLFO9LVL6" style:family="text">
      <style:text-properties style:font-name="StarSymbol"/>
    </style:style>
    <style:style style:name="WW_CharLFO9LVL7" style:family="text">
      <style:text-properties style:font-name="StarSymbol"/>
    </style:style>
    <style:style style:name="WW_CharLFO9LVL8" style:family="text">
      <style:text-properties style:font-name="StarSymbol"/>
    </style:style>
    <style:style style:name="WW_CharLFO9LVL9" style:family="text">
      <style:text-properties style:font-name="StarSymbol"/>
    </style:style>
    <text:list-style style:name="List4" style:display-name="List 4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GB" style:language-asian="ko" style:country-asian="K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1LVL1" style:family="text">
      <style:text-properties style:font-name="Wingdings" fo:font-size="10pt" style:font-size-asian="10pt"/>
    </style:style>
    <style:style style:name="WW_CharLFO11LVL2" style:family="text">
      <style:text-properties style:font-name="Wingdings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Wingdings" fo:font-size="10pt" style:font-size-asian="10pt"/>
    </style:style>
    <style:style style:name="WW_CharLFO12LVL2" style:family="text">
      <style:text-properties style:font-name="Wingdings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Wingdings" fo:font-size="10pt" style:font-size-asian="10pt"/>
    </style:style>
    <style:style style:name="WW_CharLFO13LVL2" style:family="text">
      <style:text-properties style:font-name="Wingdings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nia Ra</dc:creator>
    <meta:creation-date>2019-10-29T15:41:00Z</meta:creation-date>
    <dc:date>2019-10-29T15:42:00Z</dc:date>
    <meta:template xlink:href="Normal.dotm" xlink:type="simple"/>
    <meta:editing-cycles>2</meta:editing-cycles>
    <meta:editing-duration>PT60S</meta:editing-duration>
    <meta:document-statistic meta:page-count="2" meta:paragraph-count="1" meta:word-count="68" meta:character-count="455" meta:row-count="3" meta:non-whitespace-character-count="388"/>
  </office:meta>
</office:document-meta>
</file>